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9. Provide an in-depth explanation of the distinctions between WEP, WPA,</text:p>
      <text:p text:style-name="Standard">WPA2, and WPA3 in the context of wireless networking. Additionally, please share</text:p>
      <text:p text:style-name="Standard">your recommendation for the most secure option among them and elucidate the</text:p>
      <text:p text:style-name="Standard">reasons behind your choi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4:46.452283792</meta:creation-date>
    <dc:date>2024-07-08T10:05:05.301415404</dc:date>
    <meta:editing-duration>PT19S</meta:editing-duration>
    <meta:editing-cycles>1</meta:editing-cycles>
    <meta:document-statistic meta:table-count="0" meta:image-count="0" meta:object-count="0" meta:page-count="1" meta:paragraph-count="4" meta:word-count="39" meta:character-count="255" meta:non-whitespace-character-count="220"/>
    <meta:generator>LibreOffice/24.2.3.2$Linux_X86_64 LibreOffice_project/420$Build-2</meta:generator>
  </office:meta>
</office:document-meta>
</file>